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5.514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025cm" fo:break-before="auto" style:use-optimal-row-height="true"/>
    </style:style>
    <style:style style:name="ro2" style:family="table-row">
      <style:table-row-properties style:row-height="0.489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 style:data-style-name="N45"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 style:data-style-name="N45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45">
      <style:text-properties fo:font-weight="bold" style:font-weight-asian="bold" style:font-weight-complex="bold"/>
    </style:style>
    <style:style style:name="ce11" style:family="table-cell" style:parent-style-name="Default" style:data-style-name="N45"/>
    <style:style style:name="ce12" style:family="table-cell" style:parent-style-name="Default" style:data-style-name="N4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45">
      <style:table-cell-properties fo:background-color="#99ccff"/>
    </style:style>
    <style:style style:name="ce14" style:family="table-cell" style:parent-style-name="Default" style:data-style-name="N45">
      <style:table-cell-properties fo:background-color="#ffcc99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5">
      <style:table-cell-properties fo:background-color="#ccffff"/>
    </style:style>
    <style:style style:name="ce18" style:family="table-cell" style:parent-style-name="Default" style:data-style-name="N45">
      <style:table-cell-properties fo:background-color="#83ca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83caff" style:text-align-source="fix" style:repeat-content="false"/>
      <style:paragraph-properties fo:text-align="center" fo:margin-left="0cm"/>
    </style:style>
  </office:automatic-styles>
  <office:body>
    <office:spreadsheet>
      <table:table table:name="CS2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27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Test results (Photoshop CS2)</text:p>
          </table:table-cell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2">
          <table:table-cell table:style-name="ce2"/>
          <table:table-cell table:style-name="ce9"/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2">
          <table:table-cell table:style-name="ce2" office:value-type="string">
            <text:p>Test data:</text:p>
          </table:table-cell>
          <table:table-cell table:style-name="ce9" office:value-type="string">
            <text:p>128 layers 1600x1066 (627 MB file)</text:p>
          </table:table-cell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2">
          <table:table-cell table:style-name="ce1"/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Built-in scrip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2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table:number-columns-repeated="2"/>
          <table:table-cell table:style-name="ce15"/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PSD</text:p>
          </table:table-cell>
          <table:table-cell table:style-name="ce11" office:value-type="time" office:time-value="PT00H24M02.68S">
            <text:p>24:02.68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3"/>
          <table:table-cell table:style-name="ce21" office:value-type="string">
            <text:p>TGA (24 bit)</text:p>
          </table:table-cell>
          <table:table-cell table:style-name="ce13" office:value-type="time" office:time-value="PT00H01M11.08S">
            <text:p>01:11.08</text:p>
          </table:table-cell>
          <table:table-cell table:style-name="ce29" office:value-type="float" office:value="1">
            <text:p>1.00</text:p>
          </table:table-cell>
          <table:table-cell table:style-name="ce29"/>
          <table:table-cell table:style-name="ce4" table:number-columns-repeated="1018"/>
        </table:table-row>
        <table:table-row table:style-name="ro3">
          <table:table-cell table:style-name="ce5"/>
          <table:table-cell table:style-name="ce14"/>
          <table:table-cell table:style-name="ce22" office:value-type="string">
            <text:p>JPG (quality 12)</text:p>
          </table:table-cell>
          <table:table-cell table:style-name="ce14" office:value-type="time" office:time-value="PT00H01M20.37S">
            <text:p>01:20.37</text:p>
          </table:table-cell>
          <table:table-cell table:style-name="ce30" office:value-type="float" office:value="1">
            <text:p>1.00</text:p>
          </table:table-cell>
          <table:table-cell table:style-name="ce30"/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office:value-type="string">
            <text:p>Test:</text:p>
          </table:table-cell>
          <table:table-cell table:style-name="ce10" office:value-type="string">
            <text:p>Original script SaveLayers.jsx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 table:number-columns-repeated="2"/>
          <table:table-cell table:style-name="ce23" office:value-type="string">
            <text:p>PNG (24 bit)</text:p>
          </table:table-cell>
          <table:table-cell table:style-name="ce17" office:value-type="time" office:time-value="PT00H04M57.65S">
            <text:p>04:57.65</text:p>
          </table:table-cell>
          <table:table-cell table:style-name="ce31" office:value-type="float" office:value="1">
            <text:p>1.00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5" table:number-columns-repeated="2"/>
          <table:table-cell table:style-name="ce22" office:value-type="string">
            <text:p>JPG (quality 12)</text:p>
          </table:table-cell>
          <table:table-cell table:style-name="ce14" office:value-type="time" office:time-value="PT00H00M41.11S">
            <text:p>00:41.11</text:p>
          </table:table-cell>
          <table:table-cell table:style-name="ce30" table:formula="of:=[.D10]/[.D17]" office:value-type="float" office:value="1.95499878375091">
            <text:p>1.95</text:p>
          </table:table-cell>
          <table:table-cell table:style-name="ce30" office:value-type="float" office:value="1">
            <text:p>1.00</text:p>
          </table:table-cell>
          <table:table-cell table:style-name="ce5"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4">
          <table:table-cell office:value-type="string">
            <text:p>Test:</text:p>
          </table:table-cell>
          <table:table-cell table:style-name="ce16" office:value-type="string">
            <text:p>New script Export Layers To Files (Fast).jsx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/>
          <table:table-cell table:style-name="ce17" office:value-type="string">
            <text:p>All layers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6.17S">
            <text:p>03:56.17</text:p>
          </table:table-cell>
          <table:table-cell table:style-name="ce31" table:formula="of:=[.D16]/[.D23]" office:value-type="float" office:value="1.2603209552441">
            <text:p>1.26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6"/>
          <table:table-cell table:style-name="ce17" office:value-type="string">
            <text:p>Visible layers only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0.25S">
            <text:p>03:50.25</text:p>
          </table:table-cell>
          <table:table-cell table:style-name="ce31" table:formula="of:=[.D16]/[.D24]" office:value-type="float" office:value="1.29272529858849">
            <text:p>1.29</text:p>
          </table:table-cell>
          <table:table-cell table:style-name="ce31"/>
          <table:table-cell table:style-name="ce6" table:number-columns-repeated="1018"/>
        </table:table-row>
        <table:table-row table:style-name="ro4">
          <table:table-cell/>
          <table:table-cell office:value-type="string">
            <text:p>Visible layers with LayerComp</text:p>
          </table:table-cell>
          <table:table-cell office:value-type="string">
            <text:p>PNG (24 bit)</text:p>
          </table:table-cell>
          <table:table-cell table:style-name="ce11" office:value-type="time" office:time-value="PT00H03M49.64S">
            <text:p>03:49.64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7.62S">
            <text:p>00:27.62</text:p>
          </table:table-cell>
          <table:table-cell table:style-name="ce32" table:formula="of:=[.D9]/[.D26]" office:value-type="float" office:value="2.57349746560463">
            <text:p>2.57</text:p>
          </table:table-cell>
          <table:table-cell table:style-name="ce32"/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4.46S">
            <text:p>00:24.46</text:p>
          </table:table-cell>
          <table:table-cell table:style-name="ce32" table:formula="of:=[.D9]/[.D27]" office:value-type="float" office:value="2.90596892886345">
            <text:p>2.91</text:p>
          </table:table-cell>
          <table:table-cell table:style-name="ce32"/>
          <table:table-cell table:style-name="ce7" table:number-columns-repeated="1018"/>
        </table:table-row>
        <table:table-row table:style-name="ro3">
          <table:table-cell table:style-name="ce5"/>
          <table:table-cell table:style-name="ce14" office:value-type="string">
            <text:p>All layers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36.66S">
            <text:p>00:36.66</text:p>
          </table:table-cell>
          <table:table-cell table:style-name="ce30" table:formula="of:=[.D10]/[.D28]" office:value-type="float" office:value="2.19230769230769">
            <text:p>2.19</text:p>
          </table:table-cell>
          <table:table-cell table:style-name="ce30" table:formula="of:=[.D17]/[.D28]" office:value-type="float" office:value="1.12138570649209">
            <text:p>1.12</text:p>
          </table:table-cell>
          <table:table-cell table:style-name="ce5" table:number-columns-repeated="1018"/>
        </table:table-row>
        <table:table-row table:style-name="ro3">
          <table:table-cell table:style-name="ce5"/>
          <table:table-cell table:style-name="ce14" office:value-type="string">
            <text:p>Visible layers only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33.44S">
            <text:p>00:33.44</text:p>
          </table:table-cell>
          <table:table-cell table:style-name="ce30" table:formula="of:=[.D10]/[.D29]" office:value-type="float" office:value="2.40340909090909">
            <text:p>2.40</text:p>
          </table:table-cell>
          <table:table-cell table:style-name="ce30" table:formula="of:=[.D17]/[.D29]" office:value-type="float" office:value="1.22936602870813">
            <text:p>1.23</text:p>
          </table:table-cell>
          <table:table-cell table:style-name="ce5"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6/06/2014</text:date>, <text:time>19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4-06-06T17:06:29.92</meta:creation-date>
    <meta:generator>OpenOffice/4.0.1$Win32 OpenOffice.org_project/401m5$Build-9714</meta:generator>
    <dc:date>2014-06-06T19:39:38.48</dc:date>
    <dc:creator>Simon </dc:creator>
    <meta:editing-duration>PT2H33M4S</meta:editing-duration>
    <meta:editing-cycles>17</meta:editing-cycles>
    <meta:document-statistic meta:table-count="3" meta:cell-count="62" meta:object-count="0"/>
  </office:meta>
</office:document-meta>
</file>